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810846" style:font-size-asian="14pt" style:font-size-complex="14pt"/>
    </style:style>
    <style:style style:name="P6" style:family="paragraph" style:parent-style-name="Standard">
      <style:text-properties fo:font-size="14pt" officeooo:rsid="00810846" officeooo:paragraph-rsid="00810846" style:font-size-asian="14pt" style:font-size-complex="14pt"/>
    </style:style>
    <style:style style:name="P7" style:family="paragraph" style:parent-style-name="Standard">
      <style:text-properties fo:font-size="14pt" officeooo:rsid="0081e318" officeooo:paragraph-rsid="0081e318" style:font-size-asian="14pt" style:font-size-complex="14pt"/>
    </style:style>
    <style:style style:name="P8" style:family="paragraph" style:parent-style-name="Standard">
      <style:text-properties fo:font-size="14pt" officeooo:rsid="008339e6" officeooo:paragraph-rsid="008339e6" style:font-size-asian="14pt" style:font-size-complex="14pt"/>
    </style:style>
    <style:style style:name="P9" style:family="paragraph" style:parent-style-name="Standard">
      <style:text-properties fo:font-size="14pt" officeooo:paragraph-rsid="008339e6" style:font-size-asian="14pt" style:font-size-complex="14pt"/>
    </style:style>
    <style:style style:name="P10" style:family="paragraph" style:parent-style-name="Standard">
      <style:text-properties fo:font-size="14pt" officeooo:rsid="0084561e" officeooo:paragraph-rsid="0084561e" style:font-size-asian="14pt" style:font-size-complex="14pt"/>
    </style:style>
    <style:style style:name="P11" style:family="paragraph" style:parent-style-name="Standard">
      <style:text-properties fo:font-size="14pt" officeooo:rsid="00866cbf" officeooo:paragraph-rsid="0087bc9b" style:font-size-asian="14pt" style:font-size-complex="14pt"/>
    </style:style>
    <style:style style:name="P12" style:family="paragraph" style:parent-style-name="Standard">
      <style:text-properties fo:font-size="14pt" officeooo:paragraph-rsid="0087bc9b" style:font-size-asian="14pt" style:font-size-complex="14pt"/>
    </style:style>
    <style:style style:name="P13" style:family="paragraph" style:parent-style-name="Standard">
      <style:text-properties fo:font-size="14pt" officeooo:rsid="0087bc9b" officeooo:paragraph-rsid="0087bc9b" style:font-size-asian="14pt" style:font-size-complex="14pt"/>
    </style:style>
    <style:style style:name="P14" style:family="paragraph" style:parent-style-name="Standard">
      <style:text-properties fo:font-size="14pt" officeooo:rsid="00890a36" officeooo:paragraph-rsid="00890a36" style:font-size-asian="14pt" style:font-size-complex="14pt"/>
    </style:style>
    <style:style style:name="P15" style:family="paragraph" style:parent-style-name="Standard">
      <style:text-properties fo:font-size="14pt" officeooo:rsid="008a6185" officeooo:paragraph-rsid="008a6185" style:font-size-asian="14pt" style:font-size-complex="14pt"/>
    </style:style>
    <style:style style:name="P16" style:family="paragraph" style:parent-style-name="Standard">
      <style:text-properties fo:font-size="14pt" officeooo:rsid="008ba7d3" officeooo:paragraph-rsid="008ba7d3" style:font-size-asian="14pt" style:font-size-complex="14pt"/>
    </style:style>
    <style:style style:name="P17" style:family="paragraph" style:parent-style-name="Standard">
      <style:text-properties fo:font-size="14pt" officeooo:rsid="008d6b9e" officeooo:paragraph-rsid="008d6b9e" style:font-size-asian="14pt" style:font-size-complex="14pt"/>
    </style:style>
    <style:style style:name="P18" style:family="paragraph" style:parent-style-name="Standard">
      <style:text-properties fo:font-size="14pt" officeooo:paragraph-rsid="008d6b9e" style:font-size-asian="14pt" style:font-size-complex="14pt"/>
    </style:style>
    <style:style style:name="P19" style:family="paragraph" style:parent-style-name="Standard">
      <style:text-properties fo:font-size="14pt" fo:font-style="italic" style:font-size-asian="14pt" style:font-style-asian="italic" style:font-size-complex="14pt" style:font-style-complex="italic"/>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paragraph-rsid="00810846"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paragraph-rsid="008339e6"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weight="bold" officeooo:paragraph-rsid="0087bc9b"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paragraph-rsid="008d6b9e" style:font-size-asian="20pt" style:font-weight-asian="bold" style:font-size-complex="20pt" style:font-weight-complex="bold"/>
    </style:style>
    <style:style style:name="P25" style:family="paragraph" style:parent-style-name="Standard">
      <style:text-properties fo:font-size="14pt" officeooo:rsid="008e3e9d" officeooo:paragraph-rsid="008e3e9d" style:font-size-asian="14pt" style:font-size-complex="14pt"/>
    </style:style>
    <style:style style:name="P26" style:family="paragraph" style:parent-style-name="Standard">
      <style:text-properties fo:font-size="14pt" officeooo:rsid="008ed5d8" officeooo:paragraph-rsid="008ed5d8" style:font-size-asian="14pt" style:font-size-complex="14pt"/>
    </style:style>
    <style:style style:name="P27" style:family="paragraph" style:parent-style-name="Standard">
      <style:text-properties fo:font-size="14pt" officeooo:rsid="008fa751" officeooo:paragraph-rsid="008fa751" style:font-size-asian="14pt" style:font-size-complex="14pt"/>
    </style:style>
    <style:style style:name="P28" style:family="paragraph" style:parent-style-name="Standard">
      <style:text-properties fo:font-size="14pt" officeooo:rsid="00906b3b" officeooo:paragraph-rsid="00906b3b" style:font-size-asian="14pt" style:font-size-complex="14pt"/>
    </style:style>
    <style:style style:name="T1" style:family="text">
      <style:text-properties officeooo:rsid="00071e00"/>
    </style:style>
    <style:style style:name="T2" style:family="text">
      <style:text-properties officeooo:rsid="00810846"/>
    </style:style>
    <style:style style:name="T3" style:family="text">
      <style:text-properties officeooo:rsid="008339e6"/>
    </style:style>
    <style:style style:name="T4" style:family="text">
      <style:text-properties officeooo:rsid="00866cbf"/>
    </style:style>
    <style:style style:name="T5" style:family="text">
      <style:text-properties officeooo:rsid="0087bc9b"/>
    </style:style>
    <style:style style:name="T6" style:family="text">
      <style:text-properties officeooo:rsid="008a6185"/>
    </style:style>
    <style:style style:name="T7" style:family="text">
      <style:text-properties officeooo:rsid="008b82c5"/>
    </style:style>
    <style:style style:name="T8" style:family="text">
      <style:text-properties officeooo:rsid="008ba7d3"/>
    </style:style>
    <style:style style:name="T9" style:family="text">
      <style:text-properties officeooo:rsid="008d6b9e"/>
    </style:style>
    <style:style style:name="T10" style:family="text">
      <style:text-properties style:text-position="super 58%"/>
    </style:style>
    <style:style style:name="T11" style:family="text">
      <style:text-properties style:text-position="0% 100%"/>
    </style:style>
    <style:style style:name="T12" style:family="text">
      <style:text-properties style:text-position="0% 100%" officeooo:rsid="008ed5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Gaussian Elimination.</text:p>
      <text:p text:style-name="P1">Richard Parker <text:span text:style-name="T8">3.12</text:span>.201<text:span text:style-name="T1">6</text:span></text:p>
      <text:p text:style-name="P19"/>
      <text:p text:style-name="P20">Section 1 – Introduction</text:p>
      <text:p text:style-name="P4"/>
      <text:p text:style-name="P6">This is yet another document with me trying to work out how to do Gaussian elimination in meataxe64. <text:s/>Of course various algorithms for Gaussian elimination have been implemented in the past, many of them in meataxe64, but somehow clarity has always been lacking, and I'm hoping that this document will produce some of that much-needed clarity.</text:p>
      <text:p text:style-name="P5"/>
      <text:p text:style-name="P6">At the largest scale, I <text:span text:style-name="T4">seems that</text:span> the algorithm implemented in zpe3 (included in v1e) <text:span text:style-name="T4">is</text:span> the best. <text:s/>Here the main work is done by the "slab multiply" routine, which has been the subject of heavy optimization. <text:s/><text:span text:style-name="T4">This document aims to clarify this somewhat, but also to deal with the </text:span>"slab echelize"<text:span text:style-name="T4">, which</text:span> has been a significant pain point so far, since although it is not a large proportion of the computational work, it makes a substantial dependency chain, thereby limiting the concurrency available. <text:s/><text:span text:style-name="T4">The only new rotuine needed, it seems, is to extract comlums from a Cfmt matrix. <text:s/></text:span>Once a matrix is of "<text:span text:style-name="T8">batch</text:span>" scale, however, I suspect that the ancient ways will be entirely suitable<text:span text:style-name="T4"> and we can work entirely in D</text:span>fmt.<text:span text:style-name="T4"> <text:s/>Even here, however, the need to be cache-friendly has an impact.</text:span></text:p>
      <text:p text:style-name="P5"/>
      <text:p text:style-name="P6"><text:span text:style-name="T4">Let's consider</text:span> mod 2 as an example<text:span text:style-name="T4"> to illustrate the overall scheme</text:span> . . .</text:p>
      <text:p text:style-name="P6"/>
      <text:p text:style-name="P16">To perform a Gaussian elimination on a matrix of several million dimensions, the first step is to chop the matrix up a bit on disk so that the parts fit into memory. <text:s/>For spinning up an invariant subspace or making a standard basis, the matrix is naturally in slices consisting of matrices with considerable more columns than rows, so the natural way to approach this is to chop horizontally only. <text:s/>There probably comes a scale where we also need to chop vertically, but that is perhaps a bit less urgent. <text:s/>It seems clear, therefore, that the memory-based Gaussian will often have to work with matrices with more columns than rows. <text:s/>Perhaps a typical problem for the memory-based Gaussian is to put a 300,000 x 3,000,000 matrix into echelon form. <text:s text:c="3"/></text:p>
      <text:p text:style-name="P6"/>
      <text:p text:style-name="P6">To echelize <text:span text:style-name="T8">3</text:span>00,000 x <text:span text:style-name="T8">3</text:span>,000,000 <text:span text:style-name="T8">matrix, we </text:span>chop <text:span text:style-name="T8">in</text:span>to <text:span text:style-name="T8">slabs </text:span>50,000 x 50,000 and most of the work is done by the slab multiply, which is fast.<text:span text:style-name="T4"> <text:s/>We need a "full echelization" (with back-clean, row permutations into bit-strings, and keep-track). <text:s/>Most of the work is done by slab multiply, and as the matrix is rectangular, the echelize process itself is usually of lesser significance since the majority of blocks to be echelized will now have zero rows, or at least very few. <text:s/>After all the rank cannot exceed the number of rows. <text:s/>No doubt there are some corner cases where the "slab" matrices all look dense but have low rank, but this should be farily rare </text:span><text:soft-page-break/><text:span text:style-name="T4">and in any case is no big problem. </text:span></text:p>
      <text:p text:style-name="P6"/>
      <text:p text:style-name="P6">To echelize 50,000 x 50,000 <text:span text:style-name="T4">we chop to "batches" of 1,000 rows, still 50,000 long, and then clear out the pivots from these 1,000 rows from the entire matrix.</text:span></text:p>
      <text:p text:style-name="P6"/>
      <text:p text:style-name="P6">To echelize 1,000 x <text:span text:style-name="T4">50</text:span>,000<text:span text:style-name="T4">, we can affort to work in Dfmt, and do much the same again with mini-batches of 20 rows</text:span>.</text:p>
      <text:p text:style-name="P6"/>
      <text:p text:style-name="P21">Section <text:span text:style-name="T2">2</text:span> – <text:span text:style-name="T2">Being Cache-Friendly.</text:span></text:p>
      <text:p text:style-name="P5"/>
      <text:p text:style-name="P8">As usual, I will start off by considering the "rank" function. <text:s/>This requires us to consider some, but not all, of the issues, which is probably what we need to start with.</text:p>
      <text:p text:style-name="P7"/>
      <text:p text:style-name="P7">Mod 2, a 50,000 x 50,000 matrix is just over 300 MB, so is far to large for cache. <text:s/>There are two obvious ways of doing (the first step of) Gaussian elimination, and both are hopelessly cache-unfriendly.</text:p>
      <text:p text:style-name="P7"/>
      <text:p text:style-name="P7">The first way is to take the top row, find a pivot, and then proceed through the entire matrix clearing this column before moving on the the next one.</text:p>
      <text:p text:style-name="P7">The other obvious approach is to collect (unreduced) echelon form and a list of pivots, and then to take each new row, clear all the pivots found so far, find a pivot and add the new vector to the list. <text:s/>This does at least give an opportunity to grease the rows, as since they are all being fetched from memory anyway, it is clearly best to minimize the number of rows fetched.</text:p>
      <text:p text:style-name="P7"/>
      <text:p text:style-name="P7">The first method repeatedly takes a row, clears one pivot and then moves on. <text:s/>The second method is actually not much better, as when clearing the pivots of a row, it takes one row of the collection, uses it to clear a few pivots, and then moves on to the next of the collection. <text:s/>Neither makes any use whatsoever of cache<text:span text:style-name="T4"> for one of the two rows being (scalar multiply and) added</text:span>.</text:p>
      <text:p text:style-name="P7"/>
      <text:p text:style-name="P7">A moments thought makes it clear that an intermediate method is much better than both. <text:s/>We form a "batch" of cleaned rows, and then proceed through the remainder of the matrix clearing all the pivots of the batch. <text:s/>We may elect to grease the batch, though this increases the memory used by the batch, so there may be a compromise to strike here.<text:span text:style-name="T3"> <text:s/>Nevertheless, it seems clear to me that this must be a good way, and indeed is a candidate for being the best way. <text:s/>It seems appropriate to analyze it a bit more.</text:span></text:p>
      <text:p text:style-name="P7"/>
      <text:p text:style-name="P24">Section <text:span text:style-name="T3">3</text:span> – <text:span text:style-name="T9">Cfmt and extension fields.</text:span></text:p>
      <text:p text:style-name="P18"/>
      <text:p text:style-name="P25">For matrix multiplication, the linear forms are performed at the scale of the entire slab, and many of the issues that arise for Gaussian elimination do not arise there. <text:s/>For Gaussian, however, we must define a Cfmt for extension fields, and have a way of converting a Dfmt extension-field matrix into it. <text:s/>I am presuming (as a starting point) that each batch is considered to be a separate Cfmt matrix, so for GF(4) for example with 50 cauldrons there would be 150 <text:soft-page-break/>blocks. <text:s/>There is a minor issue to resolve as to whether a block is followed in memory by the next linear form for the same block, or the same linear form for the next block, and a related question as to the order of processing. <text:s/>It seems natural to make the same decision for both questions, to assist any prefetch logic that the chip may have.</text:p>
      <text:p text:style-name="P25"/>
      <text:p text:style-name="P25">Initially we have the problem of converting the entire matrix from Dfmt to this Cfmt. <text:s/>The first step is clearly the PExtract call to produce d matrices over GF(p) from 1 matrix over GF(p<text:span text:style-name="T10">d</text:span><text:span text:style-name="T11">). <text:s/>It seems clear that the next step is a set of linear forms distinct from those currently done by linf.c, and the new ones will need to be included also.</text:span><text:span text:style-name="T12"> <text:s/>I propose to call the interpreted programs for these linear forms lfEKa, lfE8, lfE16 etc. and a new instruction (zeroize this register) will need to be added to the runlf routine. <text:s/>None of this looks hard.</text:span></text:p>
      <text:p text:style-name="P25"><text:span text:style-name="T12"/></text:p>
      <text:p text:style-name="P26"><text:span text:style-name="T11">At the end of this procedure, the input matrix will consist of a collection of Dfmt matrices over the ground field, and the next step (which is also new) is to convert a ground-field Dfmt matrix into Cfmt. <text:s/>In the case of characteristic 2, this is simply a move (though some care is needed to deal with rows that are shorter than the Cauldron). <text:s/>In the case of characteristic 3, the job is essentially identical to the DtoB routine already written, except that the organization in memory is different and the routine will probably need to be restructured so that it can be used for both purposes.</text:span></text:p>
      <text:p text:style-name="P26"><text:span text:style-name="T11"/></text:p>
      <text:p text:style-name="P26"><text:span text:style-name="T11">In the case of characteristic 5, and probably most other primes also, Bfmt and Cfmt will be different in some (relatively slight) ways, and the job of CtoD will need to be considered whenever a new characteristic is implemented.</text:span></text:p>
      <text:p text:style-name="P26"><text:span text:style-name="T11"/></text:p>
      <text:p text:style-name="P26"><text:span text:style-name="T11">One question that arises is whether these extra functions are "compulsory". <text:s/>In other words is it against my rules to have an HPMI set up to multiply in a characteristic without also having the Echelize part available.</text:span></text:p>
      <text:p text:style-name="P26"><text:span text:style-name="T11"/></text:p>
      <text:p text:style-name="P27"><text:span text:style-name="T11">The other new function needed is the pivot-extract from Cfmt. <text:s/>This extracts from one ground-field Cfmt matrix into a ground-field Dfmt matrix, and this makes it fairly clear that it is slightly more convenient if the different blocks for the same linear form are contiguous.</text:span></text:p>
      <text:p text:style-name="P27"><text:span text:style-name="T11"/></text:p>
      <text:p text:style-name="P28"><text:span text:style-name="T11">Another issue to consider is whether the pivots are supplied as a list of column-numbers or as a bit-string. <text:s/>If a bit-string is to be used, there needs to be a row-permutation phase to the batch echelization, which takes some comupter time (and - perhaps more importantly - memory bandwidth) but on the other hand, it allows for the ability to notice that several consecutive entries are needed from the Cfmt matrix, making it possible to speed up the pivot extraction, though possibly not initially. <text:s/>All in all, I feel the bitstring approach is probably correct.</text:span></text:p>
      <text:p text:style-name="P7"/>
      <text:p text:style-name="P22">Section <text:span text:style-name="T3">3</text:span> – <text:span text:style-name="T3">The "slab" algorithm.</text:span></text:p>
      <text:p text:style-name="P9"/>
      <text:p text:style-name="P8">During the process, our matrix consists of three parts - the rows fully dealt with, the batch being used to clean at the moment, and the remainder of the matrix sitting there getting cleaned. <text:s/><text:span text:style-name="T9">We </text:span><text:soft-page-break/><text:span text:style-name="T9">wish to utilize the BrickMad technology to do the majority of the cleaning, so I will call the batch 'B' and the remaining matrix C, suggestive of the formats (Bfmt and Cfmt respectively) they are in. <text:s/></text:span>Our matrix starts in C<text:span text:style-name="T9">, which is a bit of a problem already since we need to be able to convert our slab from Dfmt to Cfmt, which is currently not an available function. <text:s/>In fact, I propose that the matrix C is converted into batches at this stage, making the access to matrix C a bit more sequential, which may assist the prefetch logic of the chip. <text:s/>Notice also that Cfmt is in the "linear forms" state where we an multiply-and-add in, which is not one of the linear forms functions currently implemented. <text:s/>It seems</text:span></text:p>
      <text:p text:style-name="P8"/>
      <text:p text:style-name="P17">For each batch, o<text:span text:style-name="T3">ur first step is t</text:span>o convert it to Dfmt. <text:s/>Notice that for extension fields<text:span text:style-name="T3">e the former to start with, as it may involve a format conversion which may well be faster for a chunk.</text:span></text:p>
      <text:p text:style-name="P8"/>
      <text:p text:style-name="P8">Whatever format C is in, I feel we need our selected batch in Dfmt so we can use the full power of the field routine. <text:s/>Assuming our rows are 50,000 mod 2 (so about 6K) we will probably want the batch to fit in L2 cache, so as a starting point, a batch might be 20 rows.</text:p>
      <text:p text:style-name="P8"/>
      <text:p text:style-name="P10">We then put these 20 rows into some sort of reduced echelon form - probably NREF to be consistent with the rest of the system.</text:p>
      <text:p text:style-name="P10"/>
      <text:p text:style-name="P10">We can now usefully convert the data into Bfmt and use Cfmt += Bfmt to do the addition. <text:s/>Having done the echelization of the batch, there is now no obstacle to chopping the rows into Cauldrons (1024 entries mod 2)<text:span text:style-name="T4">.</text:span></text:p>
      <text:p text:style-name="P10"/>
      <text:p text:style-name="P11">The ideal number of rows of a batch for BrickMad is called nz0, but the ideal number of rows of a batch from keep-track's viewpoint is the Cauldron. <text:s/>It is a happy coincidence that these numbers are about the same, though I suspect it is a consequence of optimizing the use of cache by having matrix C square. <text:s/>In other words matrix C is nz0 x Cauldron in L2 cache and the sweet spot is where this matrix is square.<text:span text:style-name="T5"> <text:s/>We are no longer able to make use of much L3 cache for the Afmt, but this was never an important consideration as the Afmt is consumed so slowly.</text:span></text:p>
      <text:p text:style-name="P11"/>
      <text:p text:style-name="P13">We need to consider, however, how this cleaning step will work for extension fields. <text:s/>The HPMI is characteristic-based, and has no knowledge of extension fields. <text:s/>Hence our need is to extract the pivots from Cfmt, which must necessarily be for the prime field. <text:s/>It seems clear, therefore, that matrix C (the partially cleaned but otherwise unechelized remainder of the matrix) is in the form which emerges from a multiply-and-add, since this is the main function being performed here. <text:s/>The natural way is to extract the pivotal columns and write the result in (ground-field) Dfmt, ready for the (already written) linear forms and conversion to Afmt.</text:p>
      <text:p text:style-name="P11"/>
      <text:p text:style-name="P23">Section <text:span text:style-name="T5">4</text:span> – <text:span text:style-name="T5">Echelizing a batch.</text:span></text:p>
      <text:p text:style-name="P12"/>
      <text:p text:style-name="P13">The straw-man algorithm sketched above can do a full echelize on a slab, using a routine (discussed here) to echelize a batch of rows. <text:s/>Mod 2, this is 1024 x 50,000, which occupies 6.4 <text:soft-page-break/>MB. <text:s/>On some machines this will fit into L3 cache, and there is perhaps a valid point that we should have made our slabs a bit smaller so that it does. <text:s/>I'll ignore that for the moment, and consider how best to echelize a 1024 x 50,000 matrix in a cache-friendly way.</text:p>
      <text:p text:style-name="P13"/>
      <text:p text:style-name="P13">This whole process is done in Dfmt. <text:s/>Consideration of extension fields makes it clear that, at some scale at least, we must work in Dfmt so that individual entries can be worked with. <text:s/>My guess (and it is only a guess at this stage) is that the "batch" is a suitable place for the crossover between Albrech/linear forms and Dfmt for the handling of extension fields.</text:p>
      <text:p text:style-name="P13"/>
      <text:p text:style-name="P14">The two algorithms described at the top of section 2, doing one row of input or doing one row of cleaning at a time, are both of memory-thrashing nature, and it seems clear that we need to chop yet further into mini-batches. <text:s/>The main work consists of cleaning the rest of the matrix with a mini-batch of rows, making it clear that the mini-batch must fit into cache. <text:s/>Which cache-level is this? <text:s/><text:span text:style-name="T7">How about </text:span>L<text:span text:style-name="T7">1</text:span>. <text:s/>A row of 50,000 entries occupies about 6.4 KB, so L1 has space for about two of them. <text:s/>That's no good. <text:s/><text:span text:style-name="T7">How about L2? <text:s/></text:span>Our main design parameter is that we use 128 KB of L2 (to allow for hyperthreading) which can hold about 20 rows.<text:span text:style-name="T7"> <text:s/>This is clearly enough except when the field (not just the characteristic) is 2.</text:span></text:p>
      <text:p text:style-name="P14"/>
      <text:p text:style-name="P14">For the field of order 2<text:span text:style-name="T7">, </text:span>the only scalars are 0 and 1. <text:s/>Multiply-and-add with a scalar <text:span text:style-name="T6">of 0 </text:span>does not take long (on<text:span text:style-name="T6">e</text:span> unpredictable branch) and even addition is done by XOR, mainly using vector registers. <text:s/>It can therefore deal with a 6 KB row in <text:span text:style-name="T6">an average of about 100 clocks, or with 20 of them in about 2,000 clocks. <text:s/>It may well have to fetch a row from memory</text:span> <text:span text:style-name="T6">in this time, and a row is 100 cache-lines, which may take 20,000 clocks. <text:s/>This is worst case, and as the size of the matrix to be handled is dropping all the time, so we may yet make some use of L3.</text:span></text:p>
      <text:p text:style-name="P14"/>
      <text:p text:style-name="P15">For all other fields<text:span text:style-name="T7"> (up to 256, anyway)</text:span>, there is a<text:span text:style-name="T7">t least one</text:span> byte-wide <text:span text:style-name="T7">table </text:span>lookup to be done, so that a 6 KB row multiply-and-add is much slower - typically about 5,000 clocks. <text:s/>Hence this look-up dominates the execution time and the pressure to keep the main matrix in cache is considerably reduced. <text:s/>It is not eliminated entirely, however, and we still need the mini-batch to have at least, say, 4 rows.</text:p>
      <text:p text:style-name="P15"/>
      <text:p text:style-name="P15">It seems that the mini-batch size is pretty-much irrelevant except mod 2, where we would ideally like to keep it in cache. <text:s/>L2 cache is, however, too small to be optimal, and I suspect we will find that the mini-batch size around 80 rows will be the sweet-spot, maximizing the amount of work done per mini-batch (so minimizing the number of times we must pass the matrix) while still keeping the batch in cache (usually L3 at this scale).<text:span text:style-name="T7"> <text:s/>My design parameter for L3 has been 0.5 MB/thread so far, but this has never been really tested and I suspect that the main matrix multiplication makes little use of L3. <text:s/>We are then let to wonder how smart the "smart-cache" actually is, and whether it will allow the echelize thread to use more than its fair share of L3, when most of the other threads sharing that L3 are doing matrix multiplication and making little use of it. <text:s/>All in all, it is clear that the mini-batch size is a #define parameter to be fiddled with, working mod 2, with working code and some real examp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2-03T11:04:44.734496029</dc:date>
    <meta:editing-duration>P4DT5H5M29S</meta:editing-duration>
    <meta:editing-cycles>404</meta:editing-cycles>
    <meta:generator>LibreOffice/5.1.4.2$Linux_X86_64 LibreOffice_project/10m0$Build-2</meta:generator>
    <meta:printed-by>User </meta:printed-by>
    <meta:print-date>2012-07-06T16:23:45</meta:print-date>
    <meta:document-statistic meta:table-count="0" meta:image-count="0" meta:object-count="0" meta:page-count="5" meta:paragraph-count="41" meta:word-count="2649" meta:character-count="14634" meta:non-whitespace-character-count="11940"/>
  </office:meta>
</office:document-meta>
</file>